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a894" officeooo:paragraph-rsid="000ba894"/>
    </style:style>
    <style:style style:name="P3" style:family="paragraph" style:parent-style-name="Standard" style:list-style-name="L1">
      <style:text-properties officeooo:rsid="000ba894" officeooo:paragraph-rsid="000ba894"/>
    </style:style>
    <style:style style:name="P4" style:family="paragraph" style:parent-style-name="Standard" style:list-style-name="L1">
      <style:text-properties officeooo:rsid="000c4fef" officeooo:paragraph-rsid="000c4fef"/>
    </style:style>
    <style:style style:name="P5" style:family="paragraph" style:parent-style-name="Standard" style:list-style-name="L1">
      <style:text-properties officeooo:rsid="000c4fef" officeooo:paragraph-rsid="000e03c4"/>
    </style:style>
    <style:style style:name="P6" style:family="paragraph" style:parent-style-name="Standard">
      <style:text-properties officeooo:rsid="000c4fef" officeooo:paragraph-rsid="000e03c4"/>
    </style:style>
    <style:style style:name="P7" style:family="paragraph" style:parent-style-name="Standard">
      <style:text-properties officeooo:paragraph-rsid="000e03c4"/>
    </style:style>
    <style:style style:name="P8" style:family="paragraph" style:parent-style-name="Standard">
      <style:text-properties officeooo:rsid="000e03c4" officeooo:paragraph-rsid="000e03c4"/>
    </style:style>
    <style:style style:name="P9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0e03c4" style:font-name-complex="Times New Roman1"/>
    </style:style>
    <style:style style:name="T3" style:family="text">
      <style:text-properties style:font-name="Times New Roman" fo:font-style="italic" style:font-style-asian="italic" style:font-name-complex="Times New Roman1"/>
    </style:style>
    <style:style style:name="T4" style:family="text">
      <style:text-properties style:font-name="Symbol" style:font-name-asian="Symbol1" style:font-name-complex="Symbol1"/>
    </style:style>
    <style:style style:name="T5" style:family="text">
      <style:text-properties style:text-position="sub 58%" style:font-name="Times New Roman" style:font-name-complex="Times New Roman1"/>
    </style:style>
    <style:style style:name="T6" style:family="text">
      <style:text-properties style:text-position="sub 58%" style:font-name="Times New Roman" officeooo:rsid="000e03c4" style:font-name-complex="Times New Roman1"/>
    </style:style>
    <style:style style:name="T7" style:family="text">
      <style:text-properties style:text-position="sub 58%" style:font-name="Times New Roman" fo:font-weight="normal" style:font-weight-asian="normal" style:font-name-complex="Times New Roman1" style:font-weight-complex="normal"/>
    </style:style>
    <style:style style:name="T8" style:family="text">
      <style:text-properties style:text-position="sub 58%" style:font-name="Times New Roman" fo:font-weight="normal" officeooo:rsid="000e03c4" style:font-weight-asian="normal" style:font-name-complex="Times New Roman1" style:font-weight-complex="normal"/>
    </style:style>
    <style:style style:name="T9" style:family="text">
      <style:text-properties style:text-position="sub 58%" style:font-name="Times New Roman" officeooo:rsid="000e03c4" style:font-name-asian="Symbol1" style:font-name-complex="Times New Roman1"/>
    </style:style>
    <style:style style:name="T10" style:family="text">
      <style:text-properties fo:font-weight="bold" style:font-weight-asian="bold"/>
    </style:style>
    <style:style style:name="T11" style:family="text">
      <style:text-properties style:text-position="super 58%" style:font-name="Times New Roman" style:font-name-complex="Times New Roman1"/>
    </style:style>
    <style:style style:name="T12" style:family="text">
      <style:text-properties style:text-position="super 58%" style:font-name="Times New Roman" officeooo:rsid="000ba894" style:font-name-complex="Times New Roman1"/>
    </style:style>
    <style:style style:name="T13" style:family="text">
      <style:text-properties style:text-position="super 58%" style:font-name="Times New Roman" officeooo:rsid="000e03c4" style:font-name-complex="Times New Roman1"/>
    </style:style>
    <style:style style:name="T14" style:family="text">
      <style:text-properties style:text-position="super 58%" style:font-name="Times New Roman" officeooo:rsid="000e03c4" style:font-name-asian="Symbol1" style:font-name-complex="Times New Roman1"/>
    </style:style>
    <style:style style:name="T15" style:family="text">
      <style:text-properties style:text-position="0% 100%" style:font-name="Times New Roman" style:font-name-complex="Times New Roman1"/>
    </style:style>
    <style:style style:name="T16" style:family="text">
      <style:text-properties style:text-position="0% 100%" style:font-name="Times New Roman" officeooo:rsid="000ba894" style:font-name-complex="Times New Roman1"/>
    </style:style>
    <style:style style:name="T17" style:family="text">
      <style:text-properties style:text-position="0% 100%" style:font-name="Times New Roman" officeooo:rsid="000e03c4" style:font-name-complex="Times New Roman1"/>
    </style:style>
    <style:style style:name="T18" style:family="text">
      <style:text-properties style:text-position="0% 100%" style:font-name="Times New Roman" fo:font-weight="bold" style:font-weight-asian="bold" style:font-name-complex="Times New Roman1" style:font-weight-complex="bold"/>
    </style:style>
    <style:style style:name="T19" style:family="text">
      <style:text-properties style:text-position="0% 100%" style:font-name="Times New Roman" fo:font-weight="normal" style:font-weight-asian="normal" style:font-name-complex="Times New Roman1" style:font-weight-complex="normal"/>
    </style:style>
    <style:style style:name="T20" style:family="text">
      <style:text-properties style:text-position="0% 100%" style:font-name="Times New Roman" fo:font-weight="normal" officeooo:rsid="000e03c4" style:font-weight-asian="normal" style:font-name-complex="Times New Roman1" style:font-weight-complex="normal"/>
    </style:style>
    <style:style style:name="T21" style:family="text">
      <style:text-properties style:text-position="0% 100%" style:font-name="Times New Roman" officeooo:rsid="000e03c4" style:font-name-asian="Symbol1" style:font-name-complex="Times New Roman1"/>
    </style:style>
    <style:style style:name="T22" style:family="text">
      <style:text-properties style:text-position="0% 100%" style:font-name="Symbol" officeooo:rsid="000e03c4" style:font-name-asian="Symbol1" style:font-name-complex="Symbol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1. <text:s/>Formal languages can be used to describe a variety of two-dimensional figures. Chain-code languages are defined on the alphabet </text:span><text:span text:style-name="T4"></text:span><text:span text:style-name="T1"> = { </text:span><text:span text:style-name="T3">u, d, r, l </text:span><text:span text:style-name="T1">} , where these symbols stand for unit-length straight lines in the directions up, down, right, and left, respectively. An example of this notation is </text:span><text:span text:style-name="T3">urdl</text:span><text:span text:style-name="T1">, which stands for a square with sides of unit length. <text:s/>Let </text:span><text:span text:style-name="T3">L</text:span><text:span text:style-name="T1"> be the set of all </text:span><text:span text:style-name="T3">w</text:span><text:span text:style-name="T4"></text:span><text:span text:style-name="T1">{</text:span><text:span text:style-name="T3">u, r, l, d</text:span><text:span text:style-name="T1"> }* that describe rectangles. <text:s/>Show that </text:span><text:span text:style-name="T3">L</text:span><text:span text:style-name="T1"> is not a regular language.</text:span></text:p>
      <text:p text:style-name="P2"><text:span text:style-name="T1">L</text:span><text:span text:style-name="T5">urdl</text:span><text:span text:style-name="T1"> = {u</text:span><text:span text:style-name="T11">a</text:span><text:span text:style-name="T15">r</text:span><text:span text:style-name="T11">b</text:span><text:span text:style-name="T15">d</text:span><text:span text:style-name="T11">a</text:span><text:span text:style-name="T15">l</text:span><text:span text:style-name="T11">b</text:span><text:span text:style-name="T15"> : a &gt;0, b&gt;0}</text:span></text:p>
      <text:p text:style-name="P2"><text:span text:style-name="T15">Pumping Lemma</text:span></text:p>
      <text:list xml:id="list1421055034" text:style-name="L1">
        <text:list-item>
          <text:p text:style-name="P3"><text:span text:style-name="T15">Assume for contradiction that L</text:span><text:span text:style-name="T5">urdl </text:span><text:span text:style-name="T15">is a regular language. </text:span></text:p>
        </text:list-item>
        <text:list-item>
          <text:p text:style-name="P3"><text:span text:style-name="T15">Given that L</text:span><text:span text:style-name="T5">urdl</text:span><text:span text:style-name="T15"> is infinite, we can apply Pumping Lemma to prove that L</text:span><text:span text:style-name="T5">urdl </text:span><text:span text:style-name="T15">is regular. </text:span></text:p>
        </text:list-item>
        <text:list-item>
          <text:p text:style-name="P3"><text:span text:style-name="T15">Choose Pumping Lemma integer m&gt;0</text:span></text:p>
        </text:list-item>
        <text:list-item>
          <text:p text:style-name="P3"><text:span text:style-name="T15">For string w in L, u</text:span><text:span text:style-name="T11">m+a</text:span><text:span text:style-name="T15">r</text:span><text:span text:style-name="T11">m+b</text:span><text:span text:style-name="T15">d</text:span><text:span text:style-name="T11">m+a</text:span><text:span text:style-name="T15">l</text:span><text:span text:style-name="T11">m+b</text:span></text:p>
        </text:list-item>
        <text:list-item>
          <text:p text:style-name="P4"><text:span text:style-name="T15">For string w, we can define w = xyz such that x = u</text:span><text:span text:style-name="T11">k</text:span><text:span text:style-name="T15">, y = u</text:span><text:span text:style-name="T11">g</text:span><text:span text:style-name="T15">, z = u</text:span><text:span text:style-name="T11">((k+g)-(m</text:span><text:span text:style-name="T12">+a</text:span><text:span text:style-name="T11">))</text:span><text:span text:style-name="T16">r</text:span><text:span text:style-name="T12">m+b</text:span><text:span text:style-name="T16">d</text:span><text:span text:style-name="T12">m+a</text:span><text:span text:style-name="T16">l</text:span><text:span text:style-name="T12">m+b</text:span><text:span text:style-name="T16">, </text:span><text:span text:style-name="T15">such that (k + g) &lt;= m, g &gt;= 1</text:span></text:p>
        </text:list-item>
        <text:list-item>
          <text:p text:style-name="P4"><text:span text:style-name="T15"><text:s/>x = u</text:span><text:span text:style-name="T11">k</text:span><text:span text:style-name="T15">, y = u</text:span><text:span text:style-name="T11">g</text:span><text:span text:style-name="T15">, and |xy|&lt;=m, |y| &gt;= 1</text:span></text:p>
        </text:list-item>
        <text:list-item>
          <text:p text:style-name="P4"><text:span text:style-name="T15">Thus, xy</text:span><text:span text:style-name="T11">j</text:span><text:span text:style-name="T15">z in L for j = 3</text:span></text:p>
        </text:list-item>
        <text:list-item>
          <text:p text:style-name="P4"><text:span text:style-name="T15">Thus u</text:span><text:span text:style-name="T11">(2k + 3g – m – </text:span><text:span text:style-name="T12">a</text:span><text:span text:style-name="T11">)</text:span><text:span text:style-name="T15">r</text:span><text:span text:style-name="T12">m+b</text:span><text:span text:style-name="T16">d</text:span><text:span text:style-name="T12">m+a</text:span><text:span text:style-name="T16">l</text:span><text:span text:style-name="T12">m+b</text:span><text:span text:style-name="T16"> </text:span><text:span text:style-name="T15">in L</text:span></text:p>
        </text:list-item>
        <text:list-item>
          <text:p text:style-name="P4"><text:span text:style-name="T15">But <text:s/>u</text:span><text:span text:style-name="T11">(2k + 3g – m – </text:span><text:span text:style-name="T12">a</text:span><text:span text:style-name="T11">)</text:span><text:span text:style-name="T15">r</text:span><text:span text:style-name="T12">m+b</text:span><text:span text:style-name="T16">d</text:span><text:span text:style-name="T12">m+a</text:span><text:span text:style-name="T16">l</text:span><text:span text:style-name="T12">m+b </text:span><text:span text:style-name="T18">not</text:span><text:span text:style-name="T19"> in L, therefore contradiction. </text:span></text:p>
        </text:list-item>
        <text:list-item>
          <text:p text:style-name="P4"><text:span text:style-name="T19">By contradiction of the Pumping Lemma, we can assert that L is not a regular language.</text:span></text:p>
        </text:list-item>
        <text:list-item>
          <text:p text:style-name="P5"><text:span text:style-name="T19">In the same m</text:span><text:span text:style-name="T20">a</text:span><text:span text:style-name="T19">nner, each of L</text:span><text:span text:style-name="T7">dlur</text:span><text:span text:style-name="T19">, L</text:span><text:span text:style-name="T7">rdlu</text:span><text:span text:style-name="T19">, L</text:span><text:span text:style-name="T7">lur</text:span><text:span text:style-name="T8">d</text:span><text:span text:style-name="T20"> … are also not regular.</text:span></text:p>
        </text:list-item>
      </text:list>
      <text:p text:style-name="P6"><text:span text:style-name="T20"/></text:p>
      <text:p text:style-name="Standard"><text:span text:style-name="T1">2. Prove or disprove the following statement: <text:s/>If L</text:span><text:span text:style-name="T5">1</text:span><text:span text:style-name="T1"> and L</text:span><text:span text:style-name="T5">2</text:span><text:span text:style-name="T1"> are nonregular languages, then L</text:span><text:span text:style-name="T5">1</text:span><text:span text:style-name="T1"> </text:span><text:span text:style-name="T4"></text:span><text:span text:style-name="T1"> L</text:span><text:span text:style-name="T5">2</text:span><text:span text:style-name="T1"> is also nonregular. <text:s/>A counter example is sufficient to disprove the statement.</text:span></text:p>
      <text:p text:style-name="P7"><text:span text:style-name="T2">Disproof by counterexample: Take language L</text:span><text:span text:style-name="T6">1</text:span><text:span text:style-name="T17"> = {a</text:span><text:span text:style-name="T13">n</text:span><text:span text:style-name="T17"> : n = k</text:span><text:span text:style-name="T13">3</text:span><text:span text:style-name="T17">}, which is not regular. Take the complement of that language L</text:span><text:span text:style-name="T6">1_bar</text:span><text:span text:style-name="T17">. L</text:span><text:span text:style-name="T6">1_bar</text:span><text:span text:style-name="T17"> is also non regular by closure. However, when we take L</text:span><text:span text:style-name="T6">1</text:span><text:span text:style-name="T17"> </text:span><text:span text:style-name="T22"> </text:span><text:span text:style-name="T21">L</text:span><text:span text:style-name="T9">1_bar</text:span><text:span text:style-name="T21">, we get every string possible with the alphabet of the languages. Therefore, we can state that <text:s/>L</text:span><text:span text:style-name="T9">1</text:span><text:span text:style-name="T21"> </text:span><text:span text:style-name="T22"> </text:span><text:span text:style-name="T21">L</text:span><text:span text:style-name="T9">1_bar</text:span><text:span text:style-name="T21"> {a</text:span><text:span text:style-name="T14">*</text:span><text:span text:style-name="T21">}, which is regula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text-properties officeooo:rsid="000e03c4" officeooo:paragraph-rsid="000e03c4"/>
    </style:style>
    <style:style style:name="MT1" style:family="text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y 3</text:span></text:p>
        <text:p text:style-name="MP2">Group: Margaret Walters, Phillip Bindeman, Lyell Rea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W3</dc:title>
    <meta:initial-creator>Schutfort</meta:initial-creator>
    <meta:keyword>CS321</meta:keyword>
    <meta:editing-cycles>4</meta:editing-cycles>
    <meta:print-date>2018-10-08T17:16:00</meta:print-date>
    <meta:creation-date>2020-10-16T20:28:00</meta:creation-date>
    <dc:date>2020-10-16T15:03:53.614129906</dc:date>
    <meta:editing-duration>PT3M46S</meta:editing-duration>
    <meta:generator>LibreOffice/6.4.6.2$Linux_X86_64 LibreOffice_project/40$Build-2</meta:generator>
    <meta:document-statistic meta:table-count="0" meta:image-count="0" meta:object-count="0" meta:page-count="1" meta:paragraph-count="18" meta:word-count="341" meta:character-count="1777" meta:non-whitespace-character-count="145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